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monospace" svg:font-family="monospace"/>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76cm" fo:margin-left="0.691cm" fo:margin-right="0.549cm" table:align="margins"/>
    </style:style>
    <style:style style:name="Table1.A" style:family="table-column">
      <style:table-column-properties style:column-width="15.76cm" style:rel-column-width="65535*"/>
    </style:style>
    <style:style style:name="Table1.A1" style:family="table-cell">
      <style:table-cell-properties fo:padding="0.097cm" fo:border="0.002cm solid #000000"/>
    </style:style>
    <style:style style:name="Table2" style:family="table">
      <style:table-properties style:width="15.806cm" fo:margin-left="0.669cm" fo:margin-right="0.526cm" table:align="margins"/>
    </style:style>
    <style:style style:name="Table2.A" style:family="table-column">
      <style:table-column-properties style:column-width="15.806cm" style:rel-column-width="65535*"/>
    </style:style>
    <style:style style:name="Table2.A1" style:family="table-cell">
      <style:table-cell-properties fo:padding="0.097cm" fo:border="0.002cm solid #000000"/>
    </style:style>
    <style:style style:name="P1" style:family="paragraph" style:parent-style-name="Standard">
      <style:paragraph-properties>
        <style:tab-stops>
          <style:tab-stop style:position="1.219cm"/>
        </style:tab-stops>
      </style:paragraph-properties>
      <style:text-properties style:font-name="Calibri" fo:font-size="12pt" style:font-size-asian="12pt" style:font-size-complex="12pt"/>
    </style:style>
    <style:style style:name="P2" style:family="paragraph" style:parent-style-name="Standard">
      <style:text-properties fo:font-size="26pt" fo:font-weight="bold" style:font-size-asian="26pt" style:font-weight-asian="bold" style:font-size-complex="26pt" style:font-weight-complex="bold"/>
    </style:style>
    <style:style style:name="P3"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ize-complex="12pt"/>
    </style:style>
    <style:style style:name="P4"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tyle-asian="normal" style:font-size-complex="12pt" style:font-style-complex="normal"/>
    </style:style>
    <style:style style:name="P5"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bold" style:font-size-asian="12pt" style:font-weight-asian="bold" style:font-size-complex="12pt" style:font-weight-complex="bold"/>
    </style:style>
    <style:style style:name="P7"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bold" style:font-size-asian="12pt" style:font-style-asian="normal" style:font-weight-asian="bold" style:font-size-complex="12pt" style:font-style-complex="normal" style:font-weight-complex="bold"/>
    </style:style>
    <style:style style:name="P8" style:family="paragraph" style:parent-style-name="Heading_20_1">
      <style:paragraph-properties>
        <style:tab-stops>
          <style:tab-stop style:position="1.219cm"/>
        </style:tab-stops>
      </style:paragraph-properties>
      <style:text-properties fo:font-variant="normal" fo:text-transform="none" fo:color="#000000" style:font-name="Calibri" fo:font-size="16pt" fo:letter-spacing="normal" fo:font-style="normal" fo:font-weight="bold" style:font-size-asian="16pt" style:font-weight-asian="bold" style:font-size-complex="16pt" style:font-weight-complex="bold"/>
    </style:style>
    <style:style style:name="P9" style:family="paragraph" style:parent-style-name="Heading_20_1">
      <style:paragraph-properties fo:margin-top="0cm" fo:margin-bottom="0.212cm" fo:orphans="2" fo:widows="2">
        <style:tab-stops>
          <style:tab-stop style:position="1.219cm"/>
        </style:tab-stops>
      </style:paragraph-properties>
      <style:text-properties fo:font-variant="normal" fo:text-transform="none" fo:color="#000000" style:font-name="Calibri" fo:font-size="16pt" fo:letter-spacing="normal" fo:font-style="normal" fo:font-weight="bold" style:font-size-asian="16pt" style:font-weight-asian="bold" style:font-size-complex="16pt" style:font-weight-complex="bold"/>
    </style:style>
    <style:style style:name="P10" style:family="paragraph" style:parent-style-name="Table_20_Contents">
      <style:text-properties style:font-name="Calibri" fo:font-size="12pt" style:font-size-asian="12pt" style:font-size-complex="12pt"/>
    </style:style>
    <style:style style:name="P11" style:family="paragraph" style:parent-style-name="Table_20_Contents">
      <style:text-properties style:font-name="Monospace" fo:font-size="9pt" style:font-size-asian="9pt" style:font-size-complex="9pt"/>
    </style:style>
    <style:style style:name="P12" style:family="paragraph" style:parent-style-name="Text_20_body" style:list-style-name="L1">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tyle-asian="normal" style:font-size-complex="12pt" style:font-style-complex="normal"/>
    </style:style>
    <style:style style:name="P13" style:family="paragraph" style:parent-style-name="Text_20_body" style:list-style-name="L2">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ize-complex="12pt"/>
    </style:style>
    <style:style style:name="P14" style:family="paragraph" style:parent-style-name="Text_20_body">
      <style:paragraph-properties fo:orphans="2" fo:widows="2">
        <style:tab-stops>
          <style:tab-stop style:position="1.219cm"/>
        </style:tab-stops>
      </style:paragraph-properties>
    </style:style>
    <style:style style:name="P15" style:family="paragraph" style:parent-style-name="Text_20_body" style:list-style-name="L2">
      <style:paragraph-properties fo:orphans="2" fo:widows="2">
        <style:tab-stops>
          <style:tab-stop style:position="1.219cm"/>
        </style:tab-stops>
      </style:paragraph-properties>
    </style:style>
    <style:style style:name="P16" style:family="paragraph" style:parent-style-name="Text_20_body" style:list-style-name="L3">
      <style:paragraph-properties fo:orphans="2" fo:widows="2">
        <style:tab-stops>
          <style:tab-stop style:position="1.219cm"/>
        </style:tab-stops>
      </style:paragraph-properties>
    </style:style>
    <style:style style:name="T1" style:family="text">
      <style:text-properties fo:font-variant="normal" fo:text-transform="none"/>
    </style:style>
    <style:style style:name="T2" style:family="text">
      <style:text-properties fo:font-variant="normal" fo:text-transform="none" fo:color="#000000" style:font-name="Calibri" fo:font-size="12pt" fo:letter-spacing="normal" fo:font-style="normal" fo:font-weight="normal" style:font-size-asian="12pt" style:font-size-complex="12pt"/>
    </style:style>
    <style:style style:name="T3" style:family="text">
      <style:text-properties fo:font-variant="normal" fo:text-transform="none" fo:color="#000000" style:font-name="monospace" fo:font-size="9pt" fo:letter-spacing="normal" fo:font-style="normal" fo:font-weight="normal"/>
    </style:style>
    <style:style style:name="T4" style:family="text">
      <style:text-properties fo:font-style="italic" style:font-style-asian="italic" style:font-style-complex="italic"/>
    </style:style>
    <style:style style:name="T5" style:family="text">
      <style:text-properties style:font-style-asian="normal" style:font-style-complex="normal"/>
    </style:style>
    <style:style style:name="T6" style:family="text">
      <style:text-properties style:font-name="Monospace" fo:font-size="10pt" style:font-size-asian="10pt" style:font-size-complex="10pt"/>
    </style:style>
    <style:style style:name="T7" style:family="text">
      <style:text-properties style:font-name="Monospace" fo:font-size="9pt" style:font-size-asian="9pt" style:font-size-complex="9pt"/>
    </style:style>
    <style:style style:name="T8" style:family="text">
      <style:text-properties style:font-name="Monospace" fo:font-size="9pt" fo:font-weight="bold" style:font-size-asian="9pt" style:font-weight-asian="bold" style:font-size-complex="9pt" style:font-weight-complex="bold"/>
    </style:style>
    <style:style style:name="T9" style:family="text">
      <style:text-properties style:font-name="Calibri"/>
    </style:style>
    <style:style style:name="T10" style:family="text">
      <style:text-properties fo:font-weight="bold" style:font-weight-asian="bold" style:font-weight-complex="bold"/>
    </style:style>
    <style:style style:name="T11" style:family="text">
      <style:text-properties style:font-name="monospace" fo:font-size="9pt"/>
    </style:style>
    <style:style style:name="T12" style:family="text">
      <style:text-properties fo:color="#000000"/>
    </style:style>
    <style:style style:name="T13" style:family="text">
      <style:text-properties fo:font-size="12pt"/>
    </style:style>
    <style:style style:name="T14" style:family="text">
      <style:text-properties fo:letter-spacing="normal"/>
    </style:style>
    <style:style style:name="T15" style:family="text">
      <style:text-properties fo:font-style="normal"/>
    </style:style>
    <style:style style:name="T16" style:family="text">
      <style:text-properties fo:font-weight="normal"/>
    </style:style>
    <style:style style:name="T17" style:family="text">
      <style:text-properties style:font-size-asian="12pt"/>
    </style:style>
    <style:style style:name="T18" style:family="text">
      <style:text-properties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 Driver</text:p>
      <text:h text:style-name="P8" text:outline-level="1">Introduzione</text:h>
      <text:p text:style-name="P3">Il processo di compilazione è suddiviso in due fasi. A ciascuna fase corrisponde una grammatica descritta utilizzando la sintassi di Antlr. Per ogni grammatica, Antlr genera una classe Java, che corrisponde al parser in grado di riconoscere il linguaggio derivabile dalla grammatica. Compito del driver è quello di far interagire tra loro le due fasi della compilazione, passando il risultato della prima fase alla seconda.</text:p>
      <text:h text:style-name="P9" text:outline-level="1"><text:bookmark text:name="In_dettaglio"/>In dettaglio</text:h>
      <text:p text:style-name="P3">Il primo compito del driver è quello di offrire un'interfaccia CLI all'utente, ed elaborare l'input fornito controllandone la correttezza tramite espressioni regolari.</text:p>
      <text:p text:style-name="P3">L'eseguibile, riceve in input, i nomi dei file da analizzare, comprensivi di estensione .java, ed un percorso alla directory in cui cercherà tali file e le classi che eventualmente referenziano nel loro codice.</text:p>
      <text:p text:style-name="P6">Prima fase</text:p>
      <text:p text:style-name="P3"><text:s/>La prima fase genera un'istanza di tipo ReferenceType per ogni classe analizzata, e l'AST corrispondente. Queste informazioni sono memorizzate in due HashMap indicizzate per nome della classe. In realtà l'HashMap che contiene l'AST, mantiene informazioni anche sui token generati dal lexer e sull'error logger associati alla classe, che serviranno per la seconda fase.</text:p>
      <text:p text:style-name="P3">Antecedente alla prima fase della compilazione, la tabella contenente le interfacce delle classi, è inizializzata con le classi predefinite del linguaggio: Object, String, Class. In questo modo qualora si presenti l'occorrenza di una delle suddette classi, verrà utilizzata l'istanza predefinita, senza ricercare un file per la classe. Se ne deduce che non è possibile compilare file con i seguenti nomi: Object.java, String.java, Class.java, giustificato dall'assenza di namespace che renderebbe indistinguibili tali classi dalle classi del linguaggio.</text:p>
      <text:p text:style-name="P4">La prima fase fa uso di una coda per memorizzare i file da analizzare. Per ogni file presente nella coda, viene creato il lexer per la tokenizzazione del flusso di caratteri, e succesivamente il parser per la generazione dell'AST e dell'istanza ReferenceType. La creazione e l'aggiunta dell'istanza alla tabella delle classi avvengono all'intero del parser, mentre l'aggiunta alla mappa dell'AST restituito dal parser avviene nel driver.</text:p>
      <text:p text:style-name="P4">Il parser inoltre, mette in coda il file da analizzare per ogni nuova referenza ad una classe non ancora analizzata. </text:p>
      <text:p text:style-name="P4">L'analisi di una classe nella prima fase può fallire principalmente per due motivi:</text:p>
      <text:list xml:id="list35290041" text:style-name="L1">
        <text:list-item>
          <text:p text:style-name="P12">il file associato alla classe non è stato trovato</text:p>
        </text:list-item>
        <text:list-item>
          <text:p text:style-name="P12">il parser ha lanciato una RecognitionException, poiché la sintassi non ha soddisfatto le regole della grammatica e il parser non è riuscito a proseguire dopo aver tentato il recover tramite inserimento o cancellazione di un token.</text:p>
        </text:list-item>
      </text:list>
      <text:p text:style-name="P3">In entrambi i casi la classe sarà segnalata come invalida, tramite l'aggiunta al <text:span text:style-name="T4">Set&lt;String&gt; invalidClasses</text:span><text:span text:style-name="T5">. </text:span></text:p>
      <text:p text:style-name="P3"><text:span text:style-name="T5">Al termine della prima fase tutte le classe presenti in <text:s/></text:span><text:span text:style-name="T4">invalidClasses </text:span><text:span text:style-name="T5">saranno rimosse dalla tabella delle classi, poichè non sono state analizzate (file non trovato), oppure lo sono state solo parzialmente (errore fatale nella sintassi).</text:span></text:p>
      <text:p text:style-name="P4"><text:soft-page-break/>La rimozione delle classi non valide, non avviene contestualmente alla segnalazione dell'errore, perché si utilizza la tabella delle classi come indicatore delle classi fino ad ora analizzare. Questo permette di non richiedere l'analisi di classi che hanno già generato un errore.</text:p>
      <text:p text:style-name="P4"/>
      <text:p text:style-name="P7">Seconda fase</text:p>
      <text:p text:style-name="P5">La seconda fase effettua il type checking, utilizzando il tree parser generato da ANTLR a partire dalla tree grammar. Per ogni AST generato nella prima fase, viene creata un'istanza di JaWalker, il <text:s/>tree parser che analizzerà l'albero sintattico alla ricerca di errori accodati all'istanza di ErrorLogger associata alla classe.</text:p>
      <text:p text:style-name="P7">Gestione degli errori</text:p>
      <text:p text:style-name="P5">Durante l'intero processo di compilazione, possono presentarsi errori derivanti dal lexer, dal parser e dal tree parser. Per evitare che errori relativi alla stessa classe siano dislocati in più punti nell'output, è stata introdotta la classe <text:span text:style-name="T4">jagrammar.util.ErrorLogger, </text:span>che ha il compito di collezionare tutti gli errori relativi ad una specifica classe, durante tutte le fasi della sua compilazione. Per questo motivo il lexer, il parser e il tree parser, possiedono un metodo <text:span text:style-name="T4">setErrorLogger</text:span> <text:s/>che consente di impostare dal driver la referenza all'istanza di ErrorLogger. </text:p>
      <text:p text:style-name="P5">Gli errori generati dal parser e dal tree parser, si distinguono in due tipi: quelli standard generati da ANTLR e quelli custom, sollevati durante la raccolta dell'interfaccia e in fase di type checking. Per istruire ANTLR ad emettere errori sull'istanza dell'ErrorLogger, è stato fatto l'overriding del metodo <text:span text:style-name="T4">emitErrorMessage </text:span>del lexer, del parser e del tree parser.</text:p>
      <text:p text:style-name="P5">Quando JaParser incontra un errore durante l'analisi di una sequenza di token, cerca dapprima di correggere l'errore attraverso le tecniche di inserimento e rimozione, se non riesce in questo modo lancia l'eccezione <text:span text:style-name="T4">MismatchedTokenException</text:span>.</text:p>
      <text:p text:style-name="P5">Il comportamento di default del parser generato da ANTLR è descritto dal seguente codice presente in ogni regola:</text:p>
      <table:table table:name="Table1" table:style-name="Table1">
        <table:table-column table:style-name="Table1.A"/>
        <table:table-row>
          <table:table-cell table:style-name="Table1.A1" office:value-type="string">
            <text:p text:style-name="P10"><text:span text:style-name="T3">catch (RecognitionException re) {<text:line-break/> <text:s/>reportError(re);<text:line-break/> <text:s/>recover(input,re);<text:line-break/> <text:s/>retval.tree = (Object)adaptor.errorNode(input, retval.start, input.LT(-1), re);<text:line-break/>}</text:span> </text:p>
          </table:table-cell>
        </table:table-row>
      </table:table>
      <text:p text:style-name="P5"/>
      <text:p text:style-name="P5">L'eccezione verrà quindi catturata dal <text:span text:style-name="T6">catch</text:span><text:span text:style-name="T9">, la chiamata ad </text:span><text:span text:style-name="T11">reportError </text:span><text:span text:style-name="T9">riporterà l'errore, la chiamata a <text:s/></text:span><text:span text:style-name="T11">recover</text:span><text:span text:style-name="T9"> porterà ANTLR in un punto da cui è possibile proseguire normalmente, e l'ultima assegnazione genererà un sotto-albero che contiene un nodo errore, chiaramente non valido per la tree grammar.</text:span></text:p>
      <text:p text:style-name="P5">Per prevenire la generazione di un nodo errore nell'AST ed evitare effetti imprevedibili durante il tree parsing, sono stati modificati tutti i costrutti <text:span text:style-name="T6">catch</text:span> utilizzando l'apposita notazione <text:span text:style-name="T7">@</text:span><text:span text:style-name="T8">rulecatch </text:span><text:s text:c="2"/>con il seguente frammento di codice:</text:p>
      <table:table table:name="Table2" table:style-name="Table2">
        <table:table-column table:style-name="Table2.A"/>
        <table:table-row>
          <table:table-cell table:style-name="Table2.A1" office:value-type="string">
            <text:p text:style-name="P11">@<text:span text:style-name="T10">rulecatch</text:span> { </text:p>
            <text:p text:style-name="P11"><text:tab/>catch (RecognitionException e) { </text:p>
            <text:p text:style-name="P11"><text:tab/><text:tab/>throw e; </text:p>
            <text:p text:style-name="P11"><text:tab/>} </text:p>
            <text:p text:style-name="P11">} </text:p>
          </table:table-cell>
        </table:table-row>
      </table:table>
      <text:p text:style-name="P5"/>
      <text:p text:style-name="P5"><text:soft-page-break/>In questo modo l'eccezione risalirà fino al driver, dove verrà catturata e sarà riportato l'errore nel logger. Dunque, l'AST non sarà generato e l'istanza ReferenceType della classe sarà segnalata invalida.</text:p>
      <text:p text:style-name="P7">Stampa degli errori</text:p>
      <text:p text:style-name="P5">La stampa degli errori avviene generalmente al termine dell'analisi di ogni AST. Solo nel caso in cui una classe contenga errori sintattici non recuperabili con le tecniche di inserimento e cancellazione del parser, la stampa avviene contestualmente alla cattura dell'eccezione <text:s/>nel driver e conterrà l'indicazione “fatal”, ad indicare un errore irreversibile in fase di analisi sintattica.</text:p>
      <text:h text:style-name="P9" text:outline-level="1"><text:bookmark text:name="Uso"/>Uso</text:h>
      <text:p text:style-name="P3">Il compilatore cercherà le classi da verificare ed eventuali riferimenti, all'interno di una singola directory specificata in input. Se non specificata si assume quella corrente.</text:p>
      <text:p text:style-name="P3">E' possibile lanciare il compilatore da riga di comando digitando:</text:p>
      <text:p text:style-name="P14"><text:span text:style-name="Teletype"><text:span text:style-name="T2">java -jar JaCompiler.jar [-d] [-p &lt;classPath&gt;] &lt;Classe1.java&gt; [&lt;Classe2.java&gt; …]</text:span></text:span></text:p>
      <text:p text:style-name="P14"><text:span text:style-name="Teletype"><text:span text:style-name="T2">Dove:</text:span></text:span></text:p>
      <text:list xml:id="list36469539" text:style-name="L3">
        <text:list-item>
          <text:p text:style-name="P16"><text:span text:style-name="Teletype"><text:span text:style-name="T2">-d: abilita la stampa degli AST.</text:span></text:span></text:p>
        </text:list-item>
      </text:list>
      <text:list xml:id="list35581758" text:style-name="L2">
        <text:list-item>
          <text:p text:style-name="P13">-p &lt;classPath&gt;: specifica la directory dove cercare le classi.</text:p>
        </text:list-item>
        <text:list-item>
          <text:p text:style-name="P15"><text:span text:style-name="T2">Classe#.java: nome del file contenente la classe java da compilare.</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monospace" svg:font-family="monospace"/>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eletype"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1-05T23:07:59.72</meta:creation-date>
    <dc:date>2010-11-06T16:35:27.86</dc:date>
    <dc:creator>Gerardo Adelizzi</dc:creator>
    <meta:editing-duration>PT03H33M50S</meta:editing-duration>
    <meta:editing-cycles>6</meta:editing-cycles>
    <meta:generator>OpenOffice.org/3.2$Win32 OpenOffice.org_project/320m18$Build-9502</meta:generator>
    <meta:document-statistic meta:table-count="2" meta:image-count="0" meta:object-count="0" meta:page-count="3" meta:paragraph-count="43" meta:word-count="1004" meta:character-count="6845"/>
  </office:meta>
</office:document-meta>
</file>